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a1ca" officeooo:paragraph-rsid="000da1ca"/>
    </style:style>
    <style:style style:name="P2" style:family="paragraph" style:parent-style-name="Standard">
      <style:text-properties officeooo:rsid="000da1ca" officeooo:paragraph-rsid="0025261d"/>
    </style:style>
    <style:style style:name="P3" style:family="paragraph" style:parent-style-name="Standard">
      <style:text-properties fo:font-weight="bold" officeooo:rsid="000da1ca" officeooo:paragraph-rsid="000da1ca" style:font-weight-asian="bold" style:font-weight-complex="bold"/>
    </style:style>
    <style:style style:name="P4" style:family="paragraph" style:parent-style-name="Standard">
      <style:text-properties officeooo:rsid="00154ccf" officeooo:paragraph-rsid="00154ccf"/>
    </style:style>
    <style:style style:name="P5" style:family="paragraph" style:parent-style-name="Standard">
      <style:text-properties officeooo:rsid="001d75e6" officeooo:paragraph-rsid="0025261d"/>
    </style:style>
    <style:style style:name="P6" style:family="paragraph" style:parent-style-name="Standard">
      <style:text-properties officeooo:rsid="002326dd" officeooo:paragraph-rsid="002326dd"/>
    </style:style>
    <style:style style:name="P7" style:family="paragraph" style:parent-style-name="Standard">
      <style:text-properties officeooo:rsid="002326dd" officeooo:paragraph-rsid="000da1ca"/>
    </style:style>
    <style:style style:name="P8" style:family="paragraph" style:parent-style-name="Standard">
      <style:text-properties officeooo:rsid="002a34b7" officeooo:paragraph-rsid="002a34b7"/>
    </style:style>
    <style:style style:name="P9" style:family="paragraph" style:parent-style-name="Standard">
      <style:text-properties officeooo:rsid="002f2815" officeooo:paragraph-rsid="002eefdc"/>
    </style:style>
    <style:style style:name="P10" style:family="paragraph" style:parent-style-name="Standard">
      <style:text-properties style:font-name="Liberation Serif" fo:font-size="12pt" officeooo:rsid="00306ec3" officeooo:paragraph-rsid="00306ec3" style:font-size-asian="12pt" style:font-size-complex="12pt"/>
    </style:style>
    <style:style style:name="P11" style:family="paragraph" style:parent-style-name="Standard">
      <style:text-properties style:font-name="Liberation Serif" fo:font-size="12pt" officeooo:paragraph-rsid="00306ec3"/>
    </style:style>
    <style:style style:name="P12" style:family="paragraph" style:parent-style-name="Standard">
      <style:text-properties officeooo:rsid="00306ec3" officeooo:paragraph-rsid="00306ec3"/>
    </style:style>
    <style:style style:name="P13" style:family="paragraph" style:parent-style-name="Standard">
      <style:text-properties officeooo:paragraph-rsid="00306ec3"/>
    </style:style>
    <style:style style:name="P14" style:family="paragraph" style:parent-style-name="Standard">
      <style:text-properties officeooo:rsid="0033cc7e" officeooo:paragraph-rsid="0033cc7e"/>
    </style:style>
    <style:style style:name="P15" style:family="paragraph" style:parent-style-name="Text_20_body">
      <style:text-properties fo:font-variant="normal" fo:text-transform="none" fo:color="#222222" style:font-name="verdana" fo:font-size="9.75pt" fo:letter-spacing="normal" fo:font-style="normal" fo:font-weight="normal" officeooo:paragraph-rsid="002c86af"/>
    </style:style>
    <style:style style:name="T1" style:family="text">
      <style:text-properties fo:font-variant="normal" fo:text-transform="none" fo:color="#222222" style:font-name="verdana" fo:font-size="9.75pt" fo:letter-spacing="normal" fo:font-style="normal" fo:font-weight="normal"/>
    </style:style>
    <style:style style:name="T2" style:family="text">
      <style:text-properties fo:font-variant="normal" fo:text-transform="none" fo:color="#222222" style:font-name="verdana" fo:font-size="9.75pt" fo:letter-spacing="normal" fo:font-style="normal" fo:font-weight="normal" officeooo:rsid="002c86af" style:font-size-asian="12pt" style:font-size-complex="12pt"/>
    </style:style>
    <style:style style:name="T3" style:family="text">
      <style:text-properties style:font-name="Liberation Serif" fo:font-size="12pt" officeooo:rsid="00306ec3" style:font-size-asian="12pt" style:font-size-complex="12pt"/>
    </style:style>
    <style:style style:name="T4" style:family="text">
      <style:text-properties officeooo:rsid="00306ec3" style:font-size-asian="12pt" style:font-size-complex="12pt"/>
    </style:style>
    <style:style style:name="T5" style:family="text">
      <style:text-properties officeooo:rsid="00301045"/>
    </style:style>
    <style:style style:name="T6" style:family="text">
      <style:text-properties officeooo:rsid="00306ec3"/>
    </style:style>
    <style:style style:name="T7" style:family="text">
      <style:text-properties officeooo:rsid="00326d75"/>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ysics 191</text:p>
      <text:p text:style-name="P1">Lab 0<text:span text:style-name="T5">6</text:span> Report – <text:span text:style-name="T5">Work &amp; Energy</text:span></text:p>
      <text:p text:style-name="P1"/>
      <text:p text:style-name="P3">Introduction</text:p>
      <text:p text:style-name="P1"/>
      <text:p text:style-name="P14">In the tracking of force and movement, we examine work, or the force that is applied to create motion. <text:s/>This is tracked by force used over time that will produce the effect.</text:p>
      <text:p text:style-name="P8"/>
      <text:p text:style-name="P12">In this exercise, the class is asked to simulate one of two different one-dimensional motion examples using the gradient of potential energy to calculate force and FEM (the Finite Element Method) to integrate the objects motion. This is followed by a two-dimensional model, <text:span text:style-name="T7">modeling</text:span> on <text:span text:style-name="T7">the motion of a spacecraft around the Earth.</text:span></text:p>
      <text:p text:style-name="P1"/>
      <text:p text:style-name="P3">Methods</text:p>
      <text:p text:style-name="P1"/>
      <text:p text:style-name="P9"/>
      <text:p text:style-name="P4"/>
      <text:p text:style-name="P3">Results</text:p>
      <text:p text:style-name="P1"/>
      <text:p text:style-name="P5"/>
      <text:p text:style-name="P2"/>
      <text:p text:style-name="P3">Conclusions</text:p>
      <text:p text:style-name="P7"/>
      <text:p text:style-name="P6"/>
      <text:p text:style-name="P1"/>
      <text:p text:style-name="P3">Post-Lab Questions</text:p>
      <text:p text:style-name="P1"/>
      <text:p text:style-name="P15"><text:span text:style-name="T6">1. </text:span>In Part I, the loss of kinetic energy by removing a given percentage models wind resistance very well, but does not do as good of a job with surface friction. Why not? What will a large amount of friction do that cannot be modeled with the scheme in Part I?</text:p>
      <text:p text:style-name="P15"><text:span text:style-name="T2"/></text:p>
      <text:p text:style-name="P11"><text:span text:style-name="T4">2. </text:span><text:span text:style-name="T1">Most terrain is not a uniform slope like we assumed in Part I. However, one can assume that over the immediate space around the object, the terrain slopes uniformly. Explain how one might tackle the problem of modeling motion down a real slope such as a roller coaster.</text:span></text:p>
      <text:p text:style-name="P10"/>
      <text:p text:style-name="P10"/>
      <text:p text:style-name="P13"><text:span text:style-name="T3">3. </text:span><text:span text:style-name="T1">In Part II, what happened to the total energy as the simulation ran? Explain what causes this result.</text:span></text:p>
      <text:p text:style-name="P13"/>
      <text:p text:style-name="P13"><text:span text:style-name="T6">4. </text:span><text:span text:style-name="T1">How could you alter your code in Part II to take into account the gravitational effects of the Moon and Su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29:02.356000000</meta:creation-date>
    <dc:date>2016-03-28T10:43:06.863000000</dc:date>
    <meta:editing-duration>PT3H37M10S</meta:editing-duration>
    <meta:editing-cycles>12</meta:editing-cycles>
    <meta:generator>LibreOffice/4.3.1.2$Windows_x86 LibreOffice_project/958349dc3b25111dbca392fbc281a05559ef6848</meta:generator>
    <meta:document-statistic meta:table-count="0" meta:image-count="0" meta:object-count="0" meta:page-count="1" meta:paragraph-count="14" meta:word-count="244" meta:character-count="1366" meta:non-whitespace-character-count="1134"/>
  </office:meta>
</office:document-meta>
</file>